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c15e2" style:font-name-asian="Symbol1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b1825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636b8" style:font-name-asian="Symbol1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c15e2" style:font-name-asian="Symbol1" style:font-size-asian="12pt" style:font-name-complex="Times New Roman1" style:font-size-complex="12pt" style:language-complex="ar" style:country-complex="SA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c15e2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c15e2" style:font-size-asian="12pt" style:font-size-complex="12pt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c15e2" style:font-size-asian="12pt" style:font-name-complex="Times New Roman1" style:font-size-complex="12pt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c15e2" style:font-size-asian="12pt" style:font-name-complex="Times New Roman1" style:font-size-complex="12pt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636b8" style:font-size-asian="12pt" style:font-size-complex="12pt"/>
    </style:style>
    <style:style style:name="P13" style:family="paragraph" style:parent-style-name="Standard" style:master-pag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1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style="normal" style:text-underline-style="none" officeooo:rsid="00125da0" officeooo:paragraph-rsid="00515350" style:font-size-asian="12pt" style:font-style-asian="normal" style:font-size-complex="12pt" style:font-style-complex="normal"/>
    </style:style>
    <style:style style:name="P1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515350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c326" style:font-size-asian="12pt" style:font-name-complex="Times New Roman1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5350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32fb4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3db14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5392f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e6e0a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c15e2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8f800" style:font-size-asian="12pt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ec303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b1825" style:font-size-asian="12pt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eebe1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fce86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107c3" style:font-size-asian="12pt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4db17" style:font-size-asian="12pt" style:font-size-complex="12pt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685ab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7a334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Times New Roman" fo:font-size="12pt" fo:letter-spacing="normal" fo:language="uk" fo:country="UA" fo:font-style="normal" style:text-underline-style="none" fo:font-weight="normal" officeooo:rsid="00125da0" officeooo:paragraph-rsid="00515350" style:font-size-asian="12pt" style:font-style-asian="normal" style:font-name-complex="Times New Roman1" style:font-size-complex="12pt" style:language-complex="ar" style:country-complex="SA" style:font-style-complex="normal"/>
    </style:style>
    <style:style style:name="P3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d18a4" style:font-size-asian="12pt" style:font-style-asian="italic" style:font-name-complex="Times New Roman" style:font-size-complex="12pt" style:language-complex="ar" style:country-complex="SA" style:font-style-complex="normal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4db1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d18a4" style:font-size-asian="12pt" style:font-name-complex="Times New Roman1" style:font-size-complex="12pt" style:language-complex="ar" style:country-complex="SA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" fo:font-size="12pt" fo:language="uk" fo:country="UA" style:text-underline-style="none" officeooo:paragraph-rsid="004ff22f" style:font-size-asian="12pt" style:font-name-complex="Times New Roman" style:font-size-complex="12pt" style:language-complex="ar" style:country-complex="SA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" fo:font-size="12pt" fo:language="uk" fo:country="UA" style:text-underline-style="none" officeooo:paragraph-rsid="00532fb4" style:font-size-asian="12pt" style:font-name-complex="Times New Roman" style:font-size-complex="12pt" style:language-complex="ar" style:country-complex="SA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text-position="0% 100%" style:font-name="Times New Roman" fo:font-size="12pt" fo:language="uk" fo:country="UA" style:text-underline-style="none" officeooo:rsid="0015a3a6" officeooo:paragraph-rsid="0053db14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55392f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e6e0a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c15e2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2cbb2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57764" style:font-name-asian="Symbol1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8f800" style:font-name-asian="Symbol1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ec303" style:font-name-asian="Symbol1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9a6bd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b1825" style:font-name-asian="Symbol1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eebe1" style:font-name-asian="Symbol1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5fce86" style:font-name-asian="Symbol1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107c3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31629" style:font-name-asian="Symbol1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14976" style:font-name-asian="Symbol1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636b8" style:font-name-asian="Symbol1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685ab" style:font-name-asian="Symbol1" style:font-size-asian="12pt" style:font-name-complex="Times New Roman" style:font-size-complex="12pt" style:language-complex="ar" style:country-complex="SA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e28c" officeooo:paragraph-rsid="0067a334" style:font-name-asian="Symbol1" style:font-size-asian="12pt" style:font-name-complex="Times New Roman1" style:font-size-complex="12pt" style:language-complex="ar" style:country-complex="SA"/>
    </style:style>
    <style:style style:name="P5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4pt" fo:language="uk" fo:country="UA" style:text-underline-style="none" officeooo:rsid="0015a3a6" officeooo:paragraph-rsid="0067a334" style:font-name-asian="Symbol1" style:font-size-asian="14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fo:language="uk" fo:country="UA" style:text-underline-style="none" officeooo:rsid="0050c67b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fo:language="uk" fo:country="UA" style:text-underline-style="none" officeooo:rsid="00260e85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0% 100%" fo:language="uk" fo:country="UA" style:text-underline-style="none" officeooo:rsid="0055392f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fo:language="uk" fo:country="UA" style:text-underline-style="none" officeooo:rsid="00563c6c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style:text-underline-style="none" officeooo:rsid="00557764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style:text-underline-style="none" officeooo:rsid="00575e07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style:text-underline-style="none" officeooo:rsid="0058f800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style:text-underline-style="none" officeooo:rsid="00555d4e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style:text-underline-style="none" officeooo:rsid="0059a6bd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style:text-underline-style="none" officeooo:rsid="0060028a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fo:language="uk" fo:country="UA" style:text-underline-style="none" officeooo:rsid="005698f1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style:text-underline-style="none" officeooo:rsid="0059b163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5b1825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589ce6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5acf9b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style:text-underline-style="none" officeooo:rsid="005c15e2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style:text-underline-style="none" officeooo:rsid="005c9de9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style:text-underline-style="none" officeooo:rsid="0066c6af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style:text-underline-style="none" officeooo:rsid="00611294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style:text-underline-style="none" officeooo:rsid="005eebe1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style:text-underline-style="none" officeooo:rsid="00682912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style:text-underline-style="none" officeooo:rsid="00631629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style:text-underline-style="none" officeooo:rsid="00702cc8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style:text-underline-style="none" officeooo:rsid="006ab06e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fo:font-style="italic" style:text-underline-style="none" officeooo:rsid="00748223" style:font-name-asian="Symbol1" style:font-style-asian="italic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fo:font-style="normal" style:text-underline-style="none" officeooo:rsid="0072ad5d" style:font-name-asian="Symbol1" style:font-size-asian="10.5pt" style:font-style-asian="normal" style:font-name-complex="Times New Roman" style:language-complex="ar" style:country-complex="SA" style:font-style-complex="normal"/>
    </style:style>
    <style:style style:name="T29" style:family="text">
      <style:text-properties style:use-window-font-color="true" style:text-position="0% 100%" fo:font-size="14pt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30" style:family="text">
      <style:text-properties style:use-window-font-color="true" style:text-position="0% 100%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31" style:family="text">
      <style:text-properties style:use-window-font-color="true" style:text-position="0% 100%" fo:font-size="14pt" fo:language="uk" fo:country="UA" fo:font-style="italic" style:text-underline-style="none" officeooo:rsid="0072ad5d" style:font-name-asian="Symbol1" style:font-size-asian="14pt" style:font-style-asian="italic" style:font-name-complex="Times New Roman" style:language-complex="ar" style:country-complex="SA"/>
    </style:style>
    <style:style style:name="T32" style:family="text">
      <style:text-properties style:use-window-font-color="true" style:text-position="0% 100%" fo:font-size="14pt" fo:language="uk" fo:country="UA" fo:font-style="normal" style:text-underline-style="none" officeooo:rsid="0072ad5d" style:font-name-asian="Symbol1" style:font-size-asian="14pt" style:font-style-asian="normal" style:font-name-complex="Times New Roman" style:language-complex="ar" style:country-complex="SA" style:font-style-complex="normal"/>
    </style:style>
    <style:style style:name="T33" style:family="text">
      <style:text-properties style:use-window-font-color="true" style:text-position="0% 100%" fo:font-size="14pt" fo:language="uk" fo:country="UA" fo:font-style="normal" style:text-underline-style="none" officeooo:rsid="0015a3a6" style:font-name-asian="Symbol1" style:font-size-asian="14pt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officeooo:rsid="0069c406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super 58%" fo:language="uk" fo:country="UA" style:text-underline-style="none" officeooo:rsid="00557f9b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44" style:family="text">
      <style:text-properties style:use-window-font-color="true" fo:language="uk" fo:country="UA" officeooo:rsid="005c15e2" style:font-name-asian="Calibri" style:font-name-complex="Times New Roman1" style:language-complex="ar" style:country-complex="SA"/>
    </style:style>
    <style:style style:name="T45" style:family="text">
      <style:text-properties style:use-window-font-color="true" fo:language="uk" fo:country="UA" officeooo:rsid="0059c8a3" style:font-name-asian="Calibri" style:font-name-complex="Times New Roman1" style:language-complex="ar" style:country-complex="SA"/>
    </style:style>
    <style:style style:name="T46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47" style:family="text">
      <style:text-properties style:use-window-font-color="true" style:text-position="-13% 100%" fo:font-size="8pt" fo:language="uk" fo:country="UA" style:text-underline-style="none" officeooo:rsid="0015a3a6" style:font-name-asian="Symbol1" style:font-size-asian="8pt" style:font-name-complex="Times New Roman" style:language-complex="ar" style:country-complex="SA"/>
    </style:style>
    <style:style style:name="T48" style:family="text">
      <style:text-properties style:use-window-font-color="true" style:text-position="-13% 100%" fo:font-size="8pt" fo:language="uk" fo:country="UA" fo:font-style="normal" style:text-underline-style="none" officeooo:rsid="0015a3a6" style:font-name-asian="Symbol1" style:font-size-asian="8pt" style:font-style-asian="normal" style:font-name-complex="Times New Roman" style:language-complex="ar" style:country-complex="SA" style:font-style-complex="normal"/>
    </style:style>
    <style:style style:name="T49" style:family="text">
      <style:text-properties style:use-window-font-color="true" style:text-position="-13% 100%" fo:font-size="8pt" fo:language="uk" fo:country="UA" fo:font-style="normal" style:text-underline-style="none" officeooo:rsid="0072ad5d" style:font-name-asian="Symbol1" style:font-size-asian="8pt" style:font-style-asian="normal" style:font-name-complex="Times New Roman" style:language-complex="ar" style:country-complex="SA" style:font-style-complex="normal"/>
    </style:style>
    <style:style style:name="T50" style:family="text">
      <style:text-properties style:use-window-font-color="true" style:text-position="69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51" style:family="text">
      <style:text-properties fo:font-variant="normal" fo:text-transform="none" fo:color="#000000" fo:letter-spacing="normal" fo:language="uk" fo:country="UA" fo:font-weight="normal" style:font-name-complex="Times New Roman1"/>
    </style:style>
    <style:style style:name="T52" style:family="text">
      <style:text-properties fo:font-variant="normal" fo:text-transform="none" fo:color="#000000" fo:letter-spacing="normal" fo:language="uk" fo:country="UA" fo:font-weight="normal" officeooo:rsid="00515350" style:font-name-complex="Times New Roman1"/>
    </style:style>
    <style:style style:name="T53" style:family="text">
      <style:text-properties fo:font-variant="normal" fo:text-transform="none" fo:color="#000000" fo:letter-spacing="normal" fo:language="uk" fo:country="UA" fo:font-style="normal" fo:font-weight="normal" officeooo:rsid="00125da0" style:font-style-asian="normal" style:font-name-complex="Times New Roman1" style:language-complex="ar" style:country-complex="SA" style:font-style-complex="normal"/>
    </style:style>
    <style:style style:name="T54" style:family="text">
      <style:text-properties fo:font-variant="normal" fo:text-transform="none" fo:color="#000000" fo:letter-spacing="normal" fo:language="uk" fo:country="UA" fo:font-style="normal" fo:font-weight="normal" officeooo:rsid="000d634d" style:font-style-asian="normal" style:font-name-complex="Times New Roman1" style:language-complex="ar" style:country-complex="SA" style:font-style-complex="normal"/>
    </style:style>
    <style:style style:name="T55" style:family="text">
      <style:text-properties fo:font-variant="normal" fo:text-transform="none" fo:color="#000000" fo:letter-spacing="normal" fo:font-style="normal" fo:font-weight="normal" officeooo:rsid="0051c326" style:font-style-asian="italic" style:font-style-complex="normal"/>
    </style:style>
    <style:style style:name="T56" style:family="text">
      <style:text-properties fo:font-variant="normal" fo:text-transform="none" fo:color="#000000" fo:letter-spacing="normal" fo:font-style="normal" fo:font-weight="normal" officeooo:rsid="00121e03" style:font-style-asian="italic" style:font-style-complex="normal"/>
    </style:style>
    <style:style style:name="T57" style:family="text">
      <style:text-properties fo:font-variant="normal" fo:text-transform="none" fo:color="#000000" fo:letter-spacing="normal" fo:font-style="normal" fo:font-weight="normal" officeooo:rsid="00502aa8" style:font-style-asian="italic" style:font-style-complex="normal"/>
    </style:style>
    <style:style style:name="T58" style:family="text">
      <style:text-properties fo:font-variant="normal" fo:text-transform="none" fo:color="#000000" fo:letter-spacing="normal" fo:font-style="normal" fo:font-weight="normal" officeooo:rsid="00493da9" style:font-style-asian="italic" style:font-style-complex="normal"/>
    </style:style>
    <style:style style:name="T59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60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officeooo:rsid="005d18a4" style:font-style-asian="italic" style:font-name-complex="Times New Roman" style:font-style-complex="normal"/>
    </style:style>
    <style:style style:name="T62" style:family="text">
      <style:text-properties fo:font-variant="normal" fo:text-transform="none" fo:color="#000000" fo:letter-spacing="0.0382in" fo:language="uk" fo:country="UA" fo:font-weight="normal" style:font-name-complex="Times New Roman1"/>
    </style:style>
    <style:style style:name="T63" style:family="text">
      <style:text-properties fo:font-variant="normal" fo:text-transform="none" fo:color="#000000" fo:letter-spacing="-0.0138in" fo:language="uk" fo:country="UA" fo:font-weight="normal" style:font-name-complex="Times New Roman1"/>
    </style:style>
    <style:style style:name="T64" style:family="text">
      <style:text-properties fo:font-variant="normal" fo:text-transform="none" fo:color="#000000" fo:letter-spacing="-0.0138in" fo:language="uk" fo:country="UA" fo:font-weight="normal" officeooo:rsid="000e6e1b" style:font-name-complex="Times New Roman1"/>
    </style:style>
    <style:style style:name="T65" style:family="text">
      <style:text-properties fo:font-variant="normal" fo:text-transform="none" fo:color="#000000" style:text-position="sub 58%" fo:letter-spacing="-0.0138in" fo:language="uk" fo:country="UA" fo:font-weight="normal" officeooo:rsid="000e6e1b" style:font-name-complex="Times New Roman1"/>
    </style:style>
    <style:style style:name="T66" style:family="text">
      <style:text-properties fo:font-variant="normal" fo:text-transform="none" fo:color="#000000" style:text-position="sub 58%" fo:letter-spacing="normal" fo:language="uk" fo:country="UA" fo:font-weight="normal" officeooo:rsid="000e6e1b" style:font-name-complex="Times New Roman1"/>
    </style:style>
    <style:style style:name="T67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style-complex="normal"/>
    </style:style>
    <style:style style:name="T68" style:family="text">
      <style:text-properties fo:font-variant="normal" fo:text-transform="none" fo:color="#000000" fo:letter-spacing="-0.0118in" fo:language="uk" fo:country="UA" fo:font-weight="normal" style:font-name-complex="Times New Roman1"/>
    </style:style>
    <style:style style:name="T69" style:family="text">
      <style:text-properties fo:font-variant="normal" fo:text-transform="none" fo:color="#000000" fo:letter-spacing="-0.002in" fo:language="uk" fo:country="UA" fo:font-weight="normal" style:font-name-complex="Times New Roman1"/>
    </style:style>
    <style:style style:name="T70" style:family="text">
      <style:text-properties fo:font-variant="normal" fo:text-transform="none" fo:color="#000000" fo:letter-spacing="-0.002in" fo:language="uk" fo:country="UA" fo:font-weight="normal" officeooo:rsid="000e6e1b" style:font-name-complex="Times New Roman1"/>
    </style:style>
    <style:style style:name="T71" style:family="text">
      <style:text-properties fo:font-variant="normal" fo:text-transform="none" fo:color="#000000" style:text-position="0% 100%" fo:letter-spacing="-0.0138in" fo:language="uk" fo:country="UA" fo:font-weight="normal" style:font-name-complex="Times New Roman1"/>
    </style:style>
    <style:style style:name="T72" style:family="text">
      <style:text-properties fo:font-variant="normal" fo:text-transform="none" fo:color="#000000" style:text-position="0% 100%" fo:letter-spacing="-0.0138in" fo:language="uk" fo:country="UA" fo:font-weight="normal" officeooo:rsid="000e6e1b" style:font-name-complex="Times New Roman1"/>
    </style:style>
    <style:style style:name="T73" style:family="text">
      <style:text-properties fo:font-variant="normal" fo:text-transform="none" fo:color="#000000" style:text-position="0% 100%" fo:letter-spacing="-0.0118in" fo:language="uk" fo:country="UA" fo:font-weight="normal" style:font-name-complex="Times New Roman1"/>
    </style:style>
    <style:style style:name="T74" style:family="text">
      <style:text-properties fo:font-variant="normal" fo:text-transform="none" fo:color="#000000" style:text-position="0% 100%" fo:letter-spacing="normal" fo:language="uk" fo:country="UA" fo:font-weight="normal" style:font-name-complex="Times New Roman1"/>
    </style:style>
    <style:style style:name="T75" style:family="text">
      <style:text-properties fo:font-variant="normal" fo:text-transform="none" fo:color="#000000" style:text-position="0% 100%" fo:letter-spacing="normal" fo:language="uk" fo:country="UA" fo:font-weight="normal" officeooo:rsid="000e6e1b" style:font-name-complex="Times New Roman1"/>
    </style:style>
    <style:style style:name="T76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style-complex="normal"/>
    </style:style>
    <style:style style:name="T77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style-complex="normal"/>
    </style:style>
    <style:style style:name="T78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79" style:family="text">
      <style:text-properties fo:font-variant="normal" fo:text-transform="none" style:text-line-through-style="none" style:text-line-through-type="none" fo:letter-spacing="normal" fo:font-style="normal" fo:font-weight="normal" officeooo:rsid="00734b62" style:font-style-asian="normal" style:font-name-complex="Times New Roman1" style:font-style-complex="normal" loext:padding="0in" loext:border="none"/>
    </style:style>
    <style:style style:name="T80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81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1" style:font-style-complex="normal" loext:padding="0in" loext:border="none"/>
    </style:style>
    <style:style style:name="T82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1" style:font-style-complex="italic" loext:padding="0in" loext:border="none"/>
    </style:style>
    <style:style style:name="T83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1" style:font-style-complex="normal" loext:padding="0in" loext:border="none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2" style:font-style-asian="normal" style:font-name-complex="Times New Roman2" style:language-complex="ar" style:country-complex="SA" style:font-style-complex="normal" loext:padding="0in" loext:border="none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92" style:family="text">
      <style:text-properties officeooo:rsid="00398a4a"/>
    </style:style>
    <style:style style:name="T93" style:family="text">
      <style:text-properties fo:color="#212121" fo:language="uk" fo:country="UA" style:text-underline-style="none" style:font-name-complex="Times New Roman" style:language-complex="ar" style:country-complex="SA"/>
    </style:style>
    <style:style style:name="T94" style:family="text">
      <style:text-properties fo:color="#212121" fo:language="uk" fo:country="UA" style:text-underline-style="none" officeooo:rsid="004eca4d" style:font-name-complex="Times New Roman" style:language-complex="ar" style:country-complex="SA"/>
    </style:style>
    <style:style style:name="T95" style:family="text">
      <style:text-properties fo:color="#212121" fo:language="uk" fo:country="UA" style:text-underline-style="none" officeooo:rsid="004ff22f" style:font-name-complex="Times New Roman" style:language-complex="ar" style:country-complex="SA"/>
    </style:style>
    <style:style style:name="T96" style:family="text">
      <style:text-properties fo:color="#212121" fo:language="uk" fo:country="UA" style:text-underline-style="none" officeooo:rsid="00532fb4" style:font-name-complex="Times New Roman" style:language-complex="ar" style:country-complex="SA"/>
    </style:style>
    <style:style style:name="T97" style:family="text">
      <style:text-properties fo:color="#212121" fo:language="uk" fo:country="UA" style:text-underline-style="none" officeooo:rsid="004eca4d" style:font-name-asian="Calibri" style:font-name-complex="Times New Roman" style:language-complex="ar" style:country-complex="SA"/>
    </style:style>
    <style:style style:name="T98" style:family="text">
      <style:text-properties fo:color="#212121" fo:language="uk" fo:country="UA" style:text-underline-style="none" officeooo:rsid="004ff22f" style:font-name-asian="Calibri" style:font-name-complex="Times New Roman" style:language-complex="ar" style:country-complex="SA"/>
    </style:style>
    <style:style style:name="T99" style:family="text">
      <style:text-properties fo:color="#212121" fo:letter-spacing="-0.002in" fo:language="uk" fo:country="UA" style:text-underline-style="none" style:font-name-complex="Times New Roman" style:language-complex="ar" style:country-complex="SA"/>
    </style:style>
    <style:style style:name="T100" style:family="text">
      <style:text-properties officeooo:rsid="004ff22f"/>
    </style:style>
    <style:style style:name="T101" style:family="text">
      <style:text-properties fo:language="uk" fo:country="UA" officeooo:rsid="002086bd" style:font-name-complex="Times New Roman1"/>
    </style:style>
    <style:style style:name="T102" style:family="text">
      <style:text-properties fo:language="uk" fo:country="UA" officeooo:rsid="005c15e2" style:font-name-complex="Times New Roman1"/>
    </style:style>
    <style:style style:name="T103" style:family="text">
      <style:text-properties fo:language="uk" fo:country="UA" officeooo:rsid="005acf9b" style:font-name-complex="Times New Roman1"/>
    </style:style>
    <style:style style:name="T104" style:family="text">
      <style:text-properties fo:language="uk" fo:country="UA" officeooo:rsid="0022176e" style:font-name-complex="Times New Roman1"/>
    </style:style>
    <style:style style:name="T105" style:family="text">
      <style:text-properties fo:language="uk" fo:country="UA" officeooo:rsid="00239ad5" style:font-name-complex="Times New Roman1"/>
    </style:style>
    <style:style style:name="T106" style:family="text">
      <style:text-properties fo:language="uk" fo:country="UA" officeooo:rsid="005a3630" style:font-name-complex="Times New Roman1"/>
    </style:style>
    <style:style style:name="T107" style:family="text">
      <style:text-properties fo:language="uk" fo:country="UA" officeooo:rsid="0059c8a3" style:font-name-complex="Times New Roman1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Варіант №<text:span text:style-name="T92">9</text:span></text:p>
      <text:p text:style-name="P3"/>
      <text:list xml:id="list3842867179" text:style-name="L1">
        <text:list-item>
          <text:p text:style-name="P14"><text:span text:style-name="T51">Будь-як</text:span><text:span text:style-name="T52">а</text:span><text:span text:style-name="T51"> k-елементн</text:span><text:span text:style-name="T52">а</text:span><text:span text:style-name="T51"> </text:span><text:span text:style-name="T52">ви</text:span><text:span text:style-name="T51">бір</text:span><text:span text:style-name="T52">ка</text:span><text:span text:style-name="T51"> виду</text:span><text:span text:style-name="T62"> </text:span><text:span text:style-name="T64">{</text:span><text:span text:style-name="T63">a</text:span><text:span text:style-name="T65">1</text:span><text:span text:style-name="T64">,</text:span><text:span text:style-name="T68"> </text:span><text:span text:style-name="T51">a</text:span><text:span text:style-name="T66">2</text:span><text:span text:style-name="T51">, …, a</text:span><text:span text:style-name="T66">k</text:span><text:span text:style-name="T70">}</text:span><text:span text:style-name="T69">, </text:span><text:span text:style-name="T51">де кожен з елементів </text:span><text:span text:style-name="T71">a</text:span><text:span text:style-name="T65">1</text:span><text:span text:style-name="T72">,</text:span><text:span text:style-name="T73"> </text:span><text:span text:style-name="T74">a</text:span><text:span text:style-name="T66">2</text:span><text:span text:style-name="T74">, …, a</text:span><text:span text:style-name="T66">k</text:span><text:span text:style-name="T75"> </text:span><text:span text:style-name="T51">належить до одного з n типів, це:</text:span></text:p>
          <text:p text:style-name="P15"><text:span text:style-name="T53">А) комбінація; Б) розміщення; В) перестановка; Г) розміщення з повтореннями; Д) перестановка з повтореннями; </text:span><text:span text:style-name="T54">Е</text:span><text:span text:style-name="T53">) комбінація з повтореннями;</text:span></text:p>
          <text:p text:style-name="P32"/>
        </text:list-item>
        <text:list-item>
          <text:p text:style-name="P16">Виберіть правильну рівність:</text:p>
          <text:p text:style-name="P35"><text:span text:style-name="T55">А</text:span><text:span text:style-name="T56">) </text:span><text:span text:style-name="T57">А</text:span><text:span text:style-name="T67">5</text:span><text:span text:style-name="T76">1</text:span><text:span text:style-name="T56"> </text:span><text:span text:style-name="T57">= А</text:span><text:span text:style-name="T67">5</text:span><text:span text:style-name="T77">5</text:span><text:span text:style-name="T56">; </text:span><text:span text:style-name="T55">Б</text:span><text:span text:style-name="T56">) </text:span><text:span text:style-name="T57">С</text:span><text:span text:style-name="T67">6</text:span><text:span text:style-name="T76">1</text:span><text:span text:style-name="T56"> </text:span><text:span text:style-name="T57">= С</text:span><text:span text:style-name="T67">6</text:span><text:span text:style-name="T76">5</text:span><text:span text:style-name="T56">; </text:span><text:span text:style-name="T55">В</text:span><text:span text:style-name="T58">) </text:span><text:span text:style-name="T57">А</text:span><text:span text:style-name="T67">5</text:span><text:span text:style-name="T76">2</text:span><text:span text:style-name="T56"> </text:span><text:span text:style-name="T57">= А</text:span><text:span text:style-name="T67">5</text:span><text:span text:style-name="T76">3</text:span><text:span text:style-name="T56">; </text:span><text:span text:style-name="T55">Г</text:span><text:span text:style-name="T56">) </text:span><text:span text:style-name="T57">С</text:span><text:span text:style-name="T67">6</text:span><text:span text:style-name="T76">1</text:span><text:span text:style-name="T56"> </text:span><text:span text:style-name="T57">= С</text:span><text:span text:style-name="T67">6</text:span><text:span text:style-name="T76">6</text:span><text:span text:style-name="T56">; </text:span><text:span text:style-name="T55">Д</text:span><text:span text:style-name="T56">) </text:span><text:span text:style-name="T57">А</text:span><text:span text:style-name="T67">5</text:span><text:span text:style-name="T76">0</text:span><text:span text:style-name="T56"> </text:span><text:span text:style-name="T57">= А</text:span><text:span text:style-name="T67">5</text:span><text:span text:style-name="T76">5</text:span><text:span text:style-name="T56">; </text:span><text:span text:style-name="T55">Е</text:span><text:span text:style-name="T56">) </text:span><text:span text:style-name="T57">С</text:span><text:span text:style-name="T67">6</text:span><text:span text:style-name="T76">0</text:span><text:span text:style-name="T56"> </text:span><text:span text:style-name="T57">= С</text:span><text:span text:style-name="T67">6</text:span><text:span text:style-name="T76">6</text:span><text:span text:style-name="T56">; </text:span></text:p>
          <text:p text:style-name="P33"/>
        </text:list-item>
        <text:list-item>
          <text:p text:style-name="P35"><text:span text:style-name="T59">Яких п</text:span><text:span text:style-name="T60">ід</text:span><text:span text:style-name="T59">множин множини А б</text:span><text:span text:style-name="T60">іл</text:span><text:span text:style-name="T59">ьше: тих, що включають множину </text:span><text:span text:style-name="T61">D</text:span><text:span text:style-name="T59">, чи тих, що не включають множину </text:span><text:span text:style-name="T61">D</text:span><text:span text:style-name="T59">?</text:span></text:p>
          <text:p text:style-name="P32"/>
        </text:list-item>
        <text:list-item>
          <text:p text:style-name="P17"><text:span text:style-name="T93">На чергування в студентському гуртожитку може піти або студент з кімнати №1, у якій проживають </text:span><text:span text:style-name="T97">п’ять</text:span><text:span text:style-name="T93"> студент</text:span><text:span text:style-name="T94">ів</text:span><text:span text:style-name="T93">, або студент з кімнати №2, у якій проживають </text:span><text:span text:style-name="T94">чотири</text:span><text:span text:style-name="T93"> студенти. Скількома способами можна вибрати одного студента на чергування в</text:span><text:span text:style-name="T99"> </text:span><text:span text:style-name="T93">гуртожитку?</text:span></text:p>
          <text:p text:style-name="P36"/>
        </text:list-item>
        <text:list-item>
          <text:p text:style-name="P18">Скільки різних правильних дробів <text:span text:style-name="T100">(</text:span><text:span text:style-name="T95">у <text:s/>яких <text:s/>чисельник <text:s/></text:span><text:span text:style-name="T98">менше</text:span><text:span text:style-name="T95"> <text:s/>знаменника</text:span><text:span text:style-name="T100">) </text:span>можна скласти з чисел 3, 5, 7, 11, 13, 17, 19, 23, <text:span text:style-name="T100">29</text:span> так, щоб в кожний дріб уходило <text:span text:style-name="T100">лише</text:span> два числа?</text:p>
          <text:p text:style-name="P37"/>
        </text:list-item>
        <text:list-item>
          <text:p text:style-name="P19"><text:span text:style-name="T93">Скільки різних чотирицифрових чисел, які діляться на </text:span><text:span text:style-name="T96">5</text:span><text:span text:style-name="T93">, можна скласти з цифр </text:span><text:span text:style-name="T96">0, </text:span><text:span text:style-name="T93">1, 2, 3, 4, 5 при умові, що кожна цифра може траплятися у числі декілька разів? </text:span></text:p>
          <text:p text:style-name="P38"/>
        </text:list-item>
        <text:list-item>
          <text:p text:style-name="P20"><text:span text:style-name="T1">Нехай n = p</text:span><text:span text:style-name="T39">1</text:span><text:span text:style-name="T41">α</text:span><text:span text:style-name="T42">1</text:span><text:span text:style-name="T1"> ⋅ p</text:span><text:span text:style-name="T39">2</text:span><text:span text:style-name="T41">α</text:span><text:span text:style-name="T42">2</text:span><text:span text:style-name="T1"> ⋅ ... ⋅ p</text:span><text:span text:style-name="T39">r</text:span><text:span text:style-name="T41">αr</text:span><text:span text:style-name="T1"> - розклад числа n на прості множники. Знайти </text:span><text:span text:style-name="T2">с</text:span><text:span text:style-name="T3">уму всіх дільників числа n.</text:span></text:p>
          <text:p text:style-name="P39"/>
        </text:list-item>
        <text:list-item>
          <text:p text:style-name="P21"><text:span text:style-name="T1">Скількома способами можна розташувати </text:span><text:span text:style-name="T4">17</text:span><text:span text:style-name="T1"> нулів та </text:span><text:span text:style-name="T4">12</text:span><text:span text:style-name="T1"> одиниць так, щоб жодні дві одиниці не стояли поруч?</text:span></text:p>
          <text:p text:style-name="P40"/>
        </text:list-item>
        <text:list-item>
          <text:p text:style-name="P21"><text:span text:style-name="T1">Нехай множина А </text:span><text:span text:style-name="T18">мі</text:span><text:span text:style-name="T1">стить </text:span><text:span text:style-name="T18">n</text:span><text:span text:style-name="T1"> елеме</text:span><text:span text:style-name="T18">н</text:span><text:span text:style-name="T1">т</text:span><text:span text:style-name="T18">і</text:span><text:span text:style-name="T1">в, а множина В — </text:span><text:span text:style-name="T18">m</text:span><text:span text:style-name="T1"> елемент</text:span><text:span text:style-name="T18">ів</text:span><text:span text:style-name="T1">. Визначити </text:span><text:span text:style-name="T18">кі</text:span><text:span text:style-name="T1">ль</text:span><text:span text:style-name="T18">кі</text:span><text:span text:style-name="T1">сть всюди визначених в</text:span><text:span text:style-name="T18">ід</text:span><text:span text:style-name="T1">пов</text:span><text:span text:style-name="T18">ід</text:span><text:span text:style-name="T1">ностей </text:span><text:span text:style-name="T18">мі</text:span><text:span text:style-name="T1">ж множинами А </text:span><text:span text:style-name="T18">і</text:span><text:span text:style-name="T1"> В.</text:span></text:p>
          <text:p text:style-name="P41"/>
        </text:list-item>
        <text:list-item>
          <text:p text:style-name="P22"><text:span text:style-name="T1">На полиці </text:span><text:span text:style-name="T15">1</text:span><text:span text:style-name="T17">8</text:span><text:span text:style-name="T1"> книг. Скільки існує способів обрати </text:span><text:span text:style-name="T16">1</text:span><text:span text:style-name="T17">1</text:span><text:span text:style-name="T1"> книг, щоб ніякі дві книги не брати поруч?</text:span></text:p>
          <text:p text:style-name="P4"/>
        </text:list-item>
        <text:list-item>
          <text:p text:style-name="P8"><text:span text:style-name="T101">За круглим столом короля Артура сид</text:span><text:span text:style-name="T102">и</text:span><text:span text:style-name="T101">ть </text:span><text:span text:style-name="T103">2</text:span><text:span text:style-name="T102">1</text:span><text:span text:style-name="T101"> лицар. Кожен ворогує зі своїми сусідами. Потрібно обрати </text:span><text:span text:style-name="T102">8</text:span><text:span text:style-name="T101"> лицарів, щоб визволити принцесу. Скільки існує способів обрання лицарів, щоб серед обраних лицарів не було воро</text:span><text:span text:style-name="T104">г</text:span><text:span text:style-name="T101">ів?</text:span></text:p>
          <text:p text:style-name="P10"/>
        </text:list-item>
        <text:list-item>
          <text:p text:style-name="P9"><text:span text:style-name="T104">Ліфт, у якому знаходяться </text:span><text:span text:style-name="T103">3</text:span><text:span text:style-name="T102">3</text:span><text:span text:style-name="T104"> пасажирів, може зупинятись на </text:span><text:span text:style-name="T44">45</text:span><text:span text:style-name="T104"> поверхах. Пасажири виходять групами по </text:span><text:span text:style-name="T44">10</text:span><text:span text:style-name="T104">, </text:span><text:span text:style-name="T103">1</text:span><text:span text:style-name="T102">1</text:span><text:span text:style-name="T104"> і </text:span><text:span text:style-name="T45">1</text:span><text:span text:style-name="T44">2</text:span><text:span text:style-name="T104"> чоловік. Скількома способами це може відбуватись?</text:span></text:p>
          <text:p text:style-name="P11"/>
        </text:list-item>
        <text:list-item>
          <text:p text:style-name="P8"><text:span text:style-name="T105">Скількома способами можна розставити </text:span><text:span text:style-name="T106">1</text:span><text:span text:style-name="T102">3</text:span><text:span text:style-name="T105"> томів зібрання творів І.Я. Франко так, щоб </text:span><text:span text:style-name="T107">третій</text:span><text:span text:style-name="T105"> </text:span><text:span text:style-name="T103">і четвертий </text:span><text:span text:style-name="T105">томи не стояли поруч?</text:span></text:p>
          <text:p text:style-name="P7"/>
        </text:list-item>
        <text:list-item>
          <text:p text:style-name="P42"><text:span text:style-name="T78">Знайти </text:span><text:span text:style-name="T80">n</text:span><text:span text:style-name="T78">, коли в</text:span><text:span text:style-name="T81">і</text:span><text:span text:style-name="T78">домо, що коеф</text:span><text:span text:style-name="T80">іціє</text:span><text:span text:style-name="T78">нти п’ятого, шостого та сьомого член</text:span><text:span text:style-name="T79">і</text:span><text:span text:style-name="T78">в розкладу б</text:span><text:span text:style-name="T79">і</text:span><text:span text:style-name="T78">нома </text:span></text:p>
          <text:p text:style-name="P42"><text:span text:style-name="T78">(1 + </text:span><text:span text:style-name="T82">х</text:span><text:span text:style-name="T78">)</text:span><text:span text:style-name="T83">n</text:span><text:span text:style-name="T78"> утворюють арифметичну прогрес</text:span><text:span text:style-name="T79">і</text:span><text:span text:style-name="T78">ю.</text:span></text:p>
          <text:p text:style-name="P43"/>
        </text:list-item>
        <text:list-item>
          <text:p text:style-name="P23"><text:span text:style-name="T1">В колоді </text:span><text:span text:style-name="T6">40</text:span><text:span text:style-name="T1"> карт - 4 кольори з номерами від 1 до </text:span><text:span text:style-name="T5">1</text:span><text:span text:style-name="T6">0</text:span><text:span text:style-name="T1">. Скільки існує способів витягнути </text:span><text:span text:style-name="T7">4</text:span><text:span text:style-name="T1"> карт</text:span><text:span text:style-name="T7">и</text:span><text:span text:style-name="T1"> так, щоб це було </text:span><text:span text:style-name="T7">4</text:span><text:span text:style-name="T1"> послідовних за номером карт</text:span><text:span text:style-name="T7">и</text:span><text:span text:style-name="T1"> одного кольору?</text:span></text:p>
          <text:p text:style-name="P44"/>
        </text:list-item>
        <text:list-item>
          <text:p text:style-name="P24"><text:soft-page-break/><text:span text:style-name="T1">Прапор складається з 1</text:span><text:span text:style-name="T8">9</text:span><text:span text:style-name="T1"> горизонтальних смуг </text:span><text:span text:style-name="T8">11</text:span><text:span text:style-name="T5"> різних</text:span><text:span text:style-name="T1"> кольорів, причому довільні дві сусідні смуги повинні мати різні кольори. Скільк</text:span><text:span text:style-name="T5">и</text:span><text:span text:style-name="T1"> </text:span><text:span text:style-name="T5">існує різних прапорів з такими властивостями</text:span><text:span text:style-name="T1">? </text:span></text:p>
          <text:p text:style-name="P45"/>
        </text:list-item>
        <text:list-item>
          <text:p text:style-name="P24"><text:span text:style-name="T1">Нехай множина М </text:span><text:span text:style-name="T19">мі</text:span><text:span text:style-name="T1">стить </text:span><text:span text:style-name="T19">n</text:span><text:span text:style-name="T1"> елемент</text:span><text:span text:style-name="T19">і</text:span><text:span text:style-name="T1">в. Визначити кількість: </text:span></text:p>
          <text:p text:style-name="P24"><text:span text:style-name="T20">а) </text:span><text:span text:style-name="T1">антисиметричних в</text:span><text:span text:style-name="T19">ід</text:span><text:span text:style-name="T1">ношень на множині М; <text:s/></text:span></text:p>
          <text:p text:style-name="P24"><text:span text:style-name="T20">б) </text:span><text:span text:style-name="T1">антирефлексивних </text:span><text:span text:style-name="T21">і</text:span><text:span text:style-name="T1"> антисиметричних <text:s/>в</text:span><text:span text:style-name="T19">ід</text:span><text:span text:style-name="T1">ношень на множині М;</text:span></text:p>
          <text:p text:style-name="P46"/>
        </text:list-item>
        <text:list-item>
          <text:p text:style-name="P25"><text:span text:style-name="T1">Необхідно скласти </text:span><text:span text:style-name="T10">5</text:span><text:span text:style-name="T1"> іспит</text:span><text:span text:style-name="T9">ів</text:span><text:span text:style-name="T1"> на протязі </text:span><text:span text:style-name="T10">7</text:span><text:span text:style-name="T1"> днів. Скількома способами це можна зробити?</text:span></text:p>
          <text:p text:style-name="P47"/>
        </text:list-item>
        <text:list-item>
          <text:p text:style-name="P25"><text:span text:style-name="T1">В скрині кулі </text:span><text:span text:style-name="T11">1</text:span><text:span text:style-name="T14">1</text:span><text:span text:style-name="T1">-</text:span><text:span text:style-name="T11">и</text:span><text:span text:style-name="T1"> кольорів. Яку найменшу кількість куль треба узяти, щоб серед них </text:span><text:span text:style-name="T12">(обов’язково) </text:span><text:span text:style-name="T1">було </text:span><text:span text:style-name="T11">1</text:span><text:span text:style-name="T14">7</text:span><text:span text:style-name="T1"> куль одного кольору?</text:span></text:p>
          <text:p text:style-name="P5"/>
        </text:list-item>
        <text:list-item>
          <text:p text:style-name="P26"><text:span text:style-name="T1">В скрині </text:span><text:span text:style-name="T11">1</text:span><text:span text:style-name="T14">9</text:span><text:span text:style-name="T1"> чорних, </text:span><text:span text:style-name="T11">2</text:span><text:span text:style-name="T14">3</text:span><text:span text:style-name="T1"> білих, 1</text:span><text:span text:style-name="T11">4</text:span><text:span text:style-name="T1"> червоних, 1</text:span><text:span text:style-name="T14">5</text:span><text:span text:style-name="T1"> зелених куль. Яку найменшу кількість куль треба узяти, щоб серед них </text:span><text:span text:style-name="T12">(обов’язково) </text:span><text:span text:style-name="T1">було </text:span><text:span text:style-name="T13">1</text:span><text:span text:style-name="T14">7</text:span><text:span text:style-name="T1"> куль одного кольору?</text:span></text:p>
          <text:p text:style-name="P48"/>
        </text:list-item>
        <text:list-item>
          <text:p text:style-name="P27"><text:span text:style-name="T1">Скільки існує різних способів роздати </text:span><text:span text:style-name="T22">s</text:span><text:span text:style-name="T1">1 троянд, </text:span><text:span text:style-name="T22">s</text:span><text:span text:style-name="T1">2 гвоздик, </text:span><text:span text:style-name="T22">s</text:span><text:span text:style-name="T1">3 волошок </text:span><text:span text:style-name="T22">w</text:span><text:span text:style-name="T1"> дівчатам?</text:span></text:p>
          <text:p text:style-name="P49"/>
        </text:list-item>
        <text:list-item>
          <text:p text:style-name="P28"><text:span text:style-name="T1">Компанiя, </text:span><text:span text:style-name="T23">що</text:span><text:span text:style-name="T1"> складається з 10 подружнiх пар, розбивається на 5 груп по 4 людини для прогулянки на човнах. Скiлькома способами можна розбити компанію так, щоб в одному човнi були 2 чоловiк</text:span><text:span text:style-name="T19">и</text:span><text:span text:style-name="T1"> та 2 жiнк</text:span><text:span text:style-name="T19">и</text:span><text:span text:style-name="T1">?</text:span></text:p>
          <text:p text:style-name="P50"/>
        </text:list-item>
        <text:list-item>
          <text:p text:style-name="P51">Довести, що довжина періоду дробі n/m не перевищує m-1. </text:p>
          <text:p text:style-name="P51"/>
        </text:list-item>
        <text:list-item>
          <text:p text:style-name="P29"><text:span text:style-name="T1">Довести, що </text:span><text:span text:style-name="T24">C</text:span><text:span text:style-name="T40">n+1</text:span><text:span text:style-name="T43">k </text:span><text:span text:style-name="T24">= C</text:span><text:span text:style-name="T40">n</text:span><text:span text:style-name="T43">k</text:span><text:span text:style-name="T24"> + <text:s/>C</text:span><text:span text:style-name="T40">n</text:span><text:span text:style-name="T43">k-1</text:span><text:span text:style-name="T24">.</text:span></text:p>
          <text:p text:style-name="P34"/>
        </text:list-item>
        <text:list-item>
          <text:p text:style-name="P29"><text:span text:style-name="T84">Довести, що </text:span><text:span text:style-name="T88">∑</text:span><text:span text:style-name="T89">k=</text:span><text:span text:style-name="T90">0</text:span><text:span text:style-name="T91">n </text:span><text:span text:style-name="T85">(</text:span><text:span text:style-name="T86">-</text:span><text:span text:style-name="T85">1)</text:span><text:span text:style-name="T91">k</text:span><text:span text:style-name="T84">C</text:span><text:span text:style-name="T89">n</text:span><text:span text:style-name="T91">k </text:span><text:span text:style-name="T86">= </text:span><text:span text:style-name="T85">0</text:span><text:span text:style-name="T87">.</text:span></text:p>
          <text:p text:style-name="P52"/>
        </text:list-item>
        <text:list-item>
          <text:p text:style-name="P53">Знайти суму 4-значних чисел, які можна отримати перестановкою цифр 1, 2, 3, 4.</text:p>
          <text:p text:style-name="P53"/>
        </text:list-item>
        <text:list-item>
          <text:p text:style-name="P53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12"><text:span text:style-name="T36">а</text:span><text:span text:style-name="T35">) </text:span><text:span text:style-name="T37">Скільки студентів читає рівно 2 журнал</text:span><text:span text:style-name="T38">и</text:span><text:span text:style-name="T37">?</text:span><text:span text:style-name="T34"> </text:span></text:p>
          <text:p text:style-name="P12"><text:span text:style-name="T36">б</text:span><text:span text:style-name="T35">) </text:span><text:span text:style-name="T34">Скільки студентів не читає жодного журналу?</text:span></text:p>
          <text:p text:style-name="P12"><text:span text:style-name="T36">в</text:span><text:span text:style-name="T35">) </text:span><text:span text:style-name="T37">Скільки студентів читає тільки “Дзвін”?</text:span></text:p>
          <text:p text:style-name="P6"/>
        </text:list-item>
        <text:list-item>
          <text:p text:style-name="P6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12"><text:span text:style-name="T35">а) </text:span><text:span text:style-name="T34">Скільки студентів знає всі 3 мови?</text:span></text:p>
          <text:p text:style-name="P30"><text:span text:style-name="T25">б) </text:span><text:span text:style-name="T1">Скільки студентів знає не менше 2 </text:span><text:span text:style-name="T26">мо</text:span><text:span text:style-name="T1">в?</text:span></text:p>
          <text:p text:style-name="P54"/>
        </text:list-item>
        <text:list-item>
          <text:p text:style-name="P54">Знайти розв’язок рекурентного співвідношення: </text:p>
          <text:p text:style-name="P31"><text:span text:style-name="T30">a</text:span><text:span text:style-name="T46">n</text:span><text:span text:style-name="T47">+2 </text:span><text:span text:style-name="T29">= 3·</text:span><text:span text:style-name="T30">a</text:span><text:span text:style-name="T46">n</text:span><text:span text:style-name="T47">+1 </text:span><text:span text:style-name="T29">– 2·</text:span><text:span text:style-name="T30">a</text:span><text:span text:style-name="T46">n </text:span><text:span text:style-name="T29">+ 4·3</text:span><text:span text:style-name="T50">n</text:span><text:span text:style-name="T29">, </text:span><text:span text:style-name="T30">a</text:span><text:span text:style-name="T47">0 </text:span><text:span text:style-name="T29">= 10, </text:span><text:span text:style-name="T30">a</text:span><text:span text:style-name="T47">1 </text:span><text:span text:style-name="T29">= 10.</text:span></text:p>
          <text:p text:style-name="P56"/>
        </text:list-item>
        <text:list-item>
          <text:p text:style-name="P55">Методом твірних функцій знайти розв’язок рекурентного співвідношення: </text:p>
          <text:p text:style-name="P31"><text:span text:style-name="T30">a</text:span><text:span text:style-name="T48">n</text:span><text:span text:style-name="T46"> </text:span><text:span text:style-name="T30">= </text:span><text:span text:style-name="T32">2</text:span><text:span text:style-name="T30">·a</text:span><text:span text:style-name="T48">n-1</text:span><text:span text:style-name="T46"> </text:span><text:span text:style-name="T27">+</text:span><text:span text:style-name="T30"> </text:span><text:span text:style-name="T32">3</text:span><text:span text:style-name="T33">·</text:span><text:span text:style-name="T30">a</text:span><text:span text:style-name="T48">n-</text:span><text:span text:style-name="T49">2</text:span><text:span text:style-name="T33">,</text:span><text:span text:style-name="T30"> </text:span><text:span text:style-name="T28">при</text:span><text:span text:style-name="T31"> </text:span><text:span text:style-name="T33">n</text:span><text:span text:style-name="T31">&gt;</text:span><text:span text:style-name="T32">1, </text:span><text:span text:style-name="T30">a</text:span><text:span text:style-name="T48">0</text:span><text:span text:style-name="T46"> </text:span><text:span text:style-name="T30">= </text:span><text:span text:style-name="T32">8</text:span><text:span text:style-name="T33">,</text:span><text:span text:style-name="T30"> a</text:span><text:span text:style-name="T48">1</text:span><text:span text:style-name="T46"> </text:span><text:span text:style-name="T30">= </text:span><text:span text:style-name="T32">16</text:span><text:span text:style-name="T30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335in" fo:margin-bottom="0.611in" fo:margin-left="0.7083in" fo:margin-right="0.2638in" style:writing-mode="lr-tb" style:layout-grid-color="#c0c0c0" style:layout-grid-lines="239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52in" fo:margin-left="0in" fo:margin-right="0in" fo:margin-top="0.0862in" style:dynamic-spacing="true"/>
      </style:footer-style>
    </style:page-layout>
  </office:automatic-styles>
  <office:master-styles>
    <style:master-page style:name="Standard" style:page-layout-name="Mpm1"/>
    <style:master-page style:name="Converted17" style:page-layout-name="Mpm2">
      <style:footer>
        <text:p text:style-name="MP1"><draw:frame draw:style-name="Mfr1" draw:name="17" text:anchor-type="char" svg:x="7.7311in" svg:y="10.2362in" svg:width="0.2236in" svg:height="0.1811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2T00:50:11.949363795</dc:date>
    <meta:editing-cycles>48</meta:editing-cycles>
    <meta:editing-duration>PT14H28M19S</meta:editing-duration>
    <meta:generator>LibreOffice/6.4.6.2$Linux_X86_64 LibreOffice_project/40$Build-2</meta:generator>
    <meta:document-statistic meta:table-count="0" meta:image-count="0" meta:object-count="0" meta:page-count="2" meta:paragraph-count="44" meta:word-count="752" meta:character-count="4420" meta:non-whitespace-character-count="3723"/>
  </office:meta>
</office:document-meta>
</file>